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6*"/>
    </style:style>
    <style:style style:name="Tableau1.C" style:family="table-column">
      <style:table-column-properties style:column-width="10.201cm" style:rel-column-width="3932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ff0000"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weight-asian="bold" style:font-name-complex="Times New Roman"/>
    </style:style>
    <style:style style:name="P2" style:family="paragraph" style:parent-style-name="Standard">
      <style:text-properties style:font-name="Calibri" style:font-name-asian="Times New Roman" style:font-name-complex="Times New Roman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master-page-name="MP0">
      <style:paragraph-properties style:page-number="auto" fo:break-before="page"/>
      <style:text-properties fo:color="#ff0000"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weight-asian="bold" style:font-name-complex="Times New Roman"/>
    </style:style>
    <style:style style:name="T1" style:family="text">
      <style:text-properties fo:color="#ff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fr1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Formule</text:p>
      <text:p text:style-name="P2"/>
      <text:p text:style-name="P2"/>
      <text:p text:style-name="P3"><draw:frame draw:style-name="fr1" draw:name="1" text:anchor-type="as-char" svg:width="3.942cm" style:rel-width="scale" svg:height="1.482cm" style:rel-height="scale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><text:span text:style-name="Police_20_par_20_défaut"><text:span text:style-name="T1">Tableau</text:span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able:table table:name="Tableau1" table:style-name="Tableau1"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C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><text:span text:style-name="Police_20_par_20_défau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meta:creation-date>2018-10-03T18:15:00Z</meta:creation-date>
    <dc:date>2018-10-03T18:28:45.536000000</dc:date>
    <meta:editing-cycles>3</meta:editing-cycles>
    <meta:editing-duration>PT3M39S</meta:editing-duration>
    <meta:document-statistic meta:table-count="1" meta:image-count="0" meta:object-count="1" meta:page-count="1" meta:paragraph-count="3" meta:word-count="2" meta:character-count="14" meta:non-whitespace-character-count="14"/>
    <meta:template xlink:type="simple" xlink:actuate="onRequest" xlink:title="" xlink:href="Normal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style mathvariant="italic">
          <mtext> </mtext>
        </mstyle>
      </mrow>
      <mrow>
        <munderover>
          <mo stretchy="false">∫</mo>
          <mi>a</mi>
          <mi>x</mi>
        </munderover>
        <mrow>
          <mi>f</mi>
          <mrow>
            <mo fence="true" stretchy="true">(</mo>
            <mrow>
              <mi>t</mi>
            </mrow>
            <mo fence="true" stretchy="true">)</mo>
          </mrow>
          <mi>d</mi>
          <mrow>
            <mi>t</mi>
            <mo stretchy="false">+</mo>
            <mi>K</mi>
          </mrow>
        </mrow>
      </mrow>
    </mrow>
    <annotation encoding="StarMath 5.0">{F left ( x right )  =italic " " { int csub a csup x {f left ( t right )  d t + K}}}</annotation>
  </semantics>
</math>
</file>